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 style:shadow="none"/>
    </style:style>
    <style:style style:name="Table1.A" style:family="table-column">
      <style:table-column-properties style:column-width="3.283cm" style:rel-column-width="1861*"/>
    </style:style>
    <style:style style:name="Table1.B" style:family="table-column">
      <style:table-column-properties style:column-width="13.716cm" style:rel-column-width="777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999cm" table:align="margins" style:shadow="none"/>
    </style:style>
    <style:style style:name="Table2.A" style:family="table-column">
      <style:table-column-properties style:column-width="3.283cm" style:rel-column-width="1861*"/>
    </style:style>
    <style:style style:name="Table2.B" style:family="table-column">
      <style:table-column-properties style:column-width="13.716cm" style:rel-column-width="7775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style:font-name="Verdana" fo:font-size="10pt" fo:language="en" fo:country="GB" fo:font-weight="bold" style:font-size-asian="10pt" style:font-weight-asian="bold" style:font-size-complex="10pt" style:font-weight-complex="bold"/>
    </style:style>
    <style:style style:name="P9" style:family="paragraph" style:parent-style-name="Text_20_body">
      <style:text-properties style:font-name="Verdana" fo:font-size="10pt" fo:language="en" fo:country="GB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openvpms:get(.,'patient.entity')))]" text:name="ownerAddress"/>
        <text:user-field-decl office:value-type="string" office:string-value="[party:getPartyFullName(party:getPatientOwner(openvpms:get(.,'patient.entity')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clinician.entity.name" text:name="clinician"/>
      </text:user-field-decls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P2">Vaccination Certificate</text:p>
      <text:p text:style-name="P3"/>
      <text:p text:style-name="P4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Owner</text:p>
          </table:table-cell>
          <table:table-cell table:style-name="Table1.A1" office:value-type="string">
            <text:p text:style-name="P6"><text:user-field-get text:name="ownerName">[party:getPartyFullName(party:getPatientOwner(openvpms:get(.,'patient.entity')))]</text:user-field-get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text:user-field-get text:name="ownerAddress">[party:getBillingAddress(party:getPatientOwner(openvpms:get(.,'patient.entity')))]</text:user-field-get></text:p>
          </table:table-cell>
        </table:table-row>
        <table:table-row>
          <table:table-cell table:style-name="Table1.A1" office:value-type="string">
            <text:p text:style-name="P6">Patient</text:p>
          </table:table-cell>
          <table:table-cell table:style-name="Table1.A1" office:value-type="string">
            <text:p text:style-name="P6"><text:user-field-get text:name="patientName">patient.entity.name</text:user-field-get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text:user-field-get text:name="patientDescription">patient.entity.description</text:user-field-get></text:p>
          </table:table-cell>
        </table:table-row>
      </table:table>
      <text:p text:style-name="P4"/>
      <text:p text:style-name="P4">This is to certify that the patient who's details appear above has been vaccinated.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Vaccine</text:p>
          </table:table-cell>
          <table:table-cell table:style-name="Table2.A1" office:value-type="string">
            <text:p text:style-name="P6"><text:user-field-get text:name="productPrintedName">product.entity.printedName</text:user-field-get></text:p>
          </table:table-cell>
        </table:table-row>
        <table:table-row>
          <table:table-cell table:style-name="Table2.A1" office:value-type="string">
            <text:p text:style-name="P6">Date Vaccinated</text:p>
          </table:table-cell>
          <table:table-cell table:style-name="Table2.A1" office:value-type="string">
            <text:p text:style-name="P6"><text:user-field-get text:name="vaccinationDate">startTime</text:user-field-get></text:p>
          </table:table-cell>
        </table:table-row>
        <table:table-row>
          <table:table-cell table:style-name="Table2.A1" office:value-type="string">
            <text:p text:style-name="P6">Clinician</text:p>
          </table:table-cell>
          <table:table-cell table:style-name="Table2.A1" office:value-type="string">
            <text:p text:style-name="P6"/>
            <text:p text:style-name="P6">____________________________________________</text:p>
          </table:table-cell>
        </table:table-row>
        <table:table-row>
          <table:table-cell table:style-name="Table2.A1" office:value-type="string">
            <text:p text:style-name="P6"/>
            <text:p text:style-name="P6">Signature</text:p>
            <text:p text:style-name="P6"/>
          </table:table-cell>
          <table:table-cell table:style-name="Table2.A1" office:value-type="string">
            <text:p text:style-name="P6"/>
            <text:p text:style-name="P6"/>
            <text:p text:style-name="P6">____________________________________________</text:p>
          </table:table-cell>
        </table:table-row>
      </table:table>
      <text:p text:style-name="P7"/>
      <text:p text:style-name="Standard"/>
      <text:p text:style-name="P8">Important Points to Remember:</text:p>
      <text:p text:style-name="P8"/>
      <text:p text:style-name="P9">Protection after vaccination may take up to 2 weeks. Isolate <text:user-field-get text:name="patientName">patient.entity.name</text:user-field-get> during this period. <text:s/>A booster vaccine will be necessary to maintain immunity. Vaccines are usually harmless, however, if <text:user-field-get text:name="patientName">patient.entity.name</text:user-field-get> shows signs of illness after vaccination, please contact us immediately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1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Tony De Keizer</meta:initial-creator>
    <meta:creation-date>2006-08-09T14:03:22</meta:creation-date>
    <dc:creator>Tony De Keizer</dc:creator>
    <dc:date>2006-12-18T18:01:16</dc:date>
    <dc:language>en-US</dc:language>
    <meta:editing-cycles>17</meta:editing-cycles>
    <meta:editing-duration>PT8H21M2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8" meta:word-count="65" meta:character-count="540"/>
  </office:meta>
</office:document-meta>
</file>